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ecd25" officeooo:paragraph-rsid="001ecd25" style:font-name-asian="Times New Roman" style:font-size-asian="12pt" style:font-weight-asian="bold" style:font-name-complex="Times New Roman" style:font-size-complex="12pt" style:font-weight-complex="bold"/>
    </style:style>
    <style:style style:name="P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f6591" officeooo:paragraph-rsid="001f6591"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05037"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8861c"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41d" officeooo:paragraph-rsid="0020541d" style:font-name-asian="Times New Roman" style:font-size-asian="12pt" style:font-weight-asian="bold" style:font-name-complex="Times New Roman" style:font-size-complex="12pt" style:font-weight-complex="bold"/>
    </style:style>
    <style:style style:name="P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1f09d" officeooo:paragraph-rsid="0021f09d"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3cc49" officeooo:paragraph-rsid="0023cc49"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4c549" officeooo:paragraph-rsid="0024c549"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5a123" officeooo:paragraph-rsid="0025a123"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c4c2" officeooo:paragraph-rsid="0026c4c2"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ef0b" officeooo:paragraph-rsid="0026ef0b"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2f0e" officeooo:paragraph-rsid="002a2f0e"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745" officeooo:paragraph-rsid="002ad745"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d7c" officeooo:paragraph-rsid="002add7c"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b0e4f" officeooo:paragraph-rsid="002b0e4f"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e8ba9" officeooo:paragraph-rsid="002e8ba9"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f3fff" officeooo:paragraph-rsid="002f3fff" style:font-name-asian="Times New Roman" style:font-size-asian="12pt" style:font-weight-asian="bold" style:font-name-complex="Times New Roman" style:font-size-complex="12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29bc5" officeooo:paragraph-rsid="00329bc5" style:font-name-asian="Times New Roman" style:font-size-asian="12pt" style:font-weight-asian="bold" style:font-name-complex="Times New Roman" style:font-size-complex="12pt"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429c2" officeooo:paragraph-rsid="003429c2" style:font-name-asian="Times New Roman" style:font-size-asian="12pt" style:font-weight-asian="bold" style:font-name-complex="Times New Roman" style:font-size-complex="12pt" style:font-weight-complex="bold"/>
    </style:style>
    <style:style style:name="P21" style:family="paragraph" style:parent-style-name="Standard" style:master-page-name="PM2">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2f0e" officeooo:paragraph-rsid="002a2f0e"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4fe12" officeooo:paragraph-rsid="0034fe12" style:font-name-asian="Times New Roman" style:font-size-asian="12pt" style:font-weight-asian="bold" style:font-name-complex="Times New Roman" style:font-size-complex="12pt" style:font-weight-complex="bold"/>
    </style:style>
    <style:style style:name="T1" style:family="text">
      <style:text-properties officeooo:rsid="001ecd25"/>
    </style:style>
    <style:style style:name="T2" style:family="text">
      <style:text-properties officeooo:rsid="0026c4c2"/>
    </style:style>
    <style:style style:name="T3" style:family="text">
      <style:text-properties officeooo:rsid="002ad745"/>
    </style:style>
    <style:style style:name="T4" style:family="text">
      <style:text-properties officeooo:rsid="002add7c"/>
    </style:style>
    <style:style style:name="T5" style:family="text">
      <style:text-properties officeooo:rsid="002b0e4f"/>
    </style:style>
    <style:style style:name="T6" style:family="text">
      <style:text-properties officeooo:rsid="002ba069"/>
    </style:style>
    <style:style style:name="T7" style:family="text">
      <style:text-properties officeooo:rsid="0030d2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text:tab/><text:tab/> <text:s text:c="19"/>DISCLAIMER</text:p>
      <text:p text:style-name="P1"/>
      <text:p text:style-name="P1">IT IS IMPORTANT TO NOTE THAT WHILE THESE SCRIPTS WERE MY IDEA, THEY COME FROM A MULTITUDE OF DIFFERENT SOURCES, AMONG THEM ARE QUIDSUP, STEVEN BLACK AND OTHERS. I DO NOT OWN LINUX OR ANYTHING I HAVE DONE, I WORKED HARD ON THESE SCRIPTS, BUT AGAIN, THIS WAS A LEARNING EXPERIENCE FOR ME AND WITHOUT THE PIONEERING OF OTHER INTELLECTUAL PEOPLE, I COULD NOT HAVE LEARNED WHAT I HAVE BY THIS, NOR COULD I BE WHERE I AM TODAY. YOU AS A NEW USER OR OTHERWISE ARE FREE TO CRITIQUE AND MODIFY THESE SCRIPTS, TO REUSE AND REDISTRIBUTE THEM AS YOU SEE FIT. THIS WAS JUST MY ATTEMPT AT GIVING BACK TO THE LINUX COMMUNITY AS A WHOLE RIGHT NOW. THIS WAS AN ATTEMPT TO SHOW MYSELF HOW FAR I HAVE COME WITH IT AND TO LEND A <text:s/>HAND TO NEW USERS. I DO NOT CLAIM TO HAVE ALL THE ANSWERS, BUT HERE <text:span text:style-name="T1">ARE </text:span><text:s/>LINK<text:span text:style-name="T1">S</text:span> TO <text:span text:style-name="T2">SEVERAL</text:span> <text:s/>YOUTUBE CHANNELS TO GET YOU STARTED IN LINUX. I HOPE THAT THESE SCRIPTS AND CHANNELS HELP YOU AS THEY HAVE INDEED BEEN FUN AND HAVE HELPED ME! LIVE LONG AND PROSPER!!!</text:p>
      <text:p text:style-name="P11">P.S. IT MAY BE NECESSARY TO GIVE THESE SCRIPTS PERMISSIONS TO RUN ON YOUR SYSTEM. I WILL TRY TO CONFIGURE THEM TO RUN REGARDLESS, BUT NEVER KNOW, IT IS A SAFETY FEATURE BUILT INTO LINUX. (ANOTHER GOOD EXCUSE TO USE LINUX OVER WINDOWS). :) <text:span text:style-name="T3">I’VE ALSO TAKEN THE LIBERTY OF ADDING IN SOME PLEASANT, SOMEWHAT TOLERABLE WALLPAPERS FOR BOTH YOUR COMPUTER AND YOUR iPHONE/ANDROID DEVICE. SOME OF THESE ARE SMALLER, HOWEVER, WHEN SETTING THEM AS A WALLPAPER, MOST OPERATING SYSTEMS WILL ALLOW YOU TO CROP THEM TO FIT.</text:span></text:p>
      <text:p text:style-name="P1"/>
      <text:p text:style-name="P2"><text:a xlink:type="simple" xlink:href="https://www.youtube.com/user/quidsup" text:style-name="Internet_20_link" text:visited-style-name="Visited_20_Internet_20_Link">https://www.youtube.com/user/quidsup</text:a></text:p>
      <text:p text:style-name="P2"><text:a xlink:type="simple" xlink:href="https://www.youtube.com/user/JtheLinuxguy" text:style-name="Internet_20_link" text:visited-style-name="Visited_20_Internet_20_Link">https://www.youtube.com/user/JtheLinuxguy</text:a></text:p>
      <text:p text:style-name="P2"><text:a xlink:type="simple" xlink:href="https://www.youtube.com/user/LinuxSpatry" text:style-name="Internet_20_link" text:visited-style-name="Visited_20_Internet_20_Link">https://www.youtube.com/user/LinuxSpatry</text:a></text:p>
      <text:p text:style-name="P2"><text:a xlink:type="simple" xlink:href="https://www.youtube.com/user/MrGizmo757" text:style-name="Internet_20_link" text:visited-style-name="Visited_20_Internet_20_Link">https://www.youtube.com/user/MrGizmo757</text:a></text:p>
      <text:p text:style-name="P8"><text:a xlink:type="simple" xlink:href="https://www.youtube.com/user/tostoday" text:style-name="Internet_20_link" text:visited-style-name="Visited_20_Internet_20_Link">https://www.youtube.com/user/tostoday</text:a></text:p>
      <text:p text:style-name="P9"><text:a xlink:type="simple" xlink:href="https://www.youtube.com/user/BadEditPro" text:style-name="Internet_20_link" text:visited-style-name="Visited_20_Internet_20_Link">https://www.youtube.com/user/BadEditPro</text:a></text:p>
      <text:p text:style-name="P10"><text:a xlink:type="simple" xlink:href="https://www.youtube.com/user/SysAdmGirl" text:style-name="Internet_20_link" text:visited-style-name="Visited_20_Internet_20_Link">https://www.youtube.com/user/SysAdmGirl</text:a> </text:p>
      <text:p text:style-name="P10"/>
      <text:p text:style-name="P9"/>
      <text:p text:style-name="P8"/>
      <text:p text:style-name="P4"/>
      <text:p text:style-name="P2"/>
      <text:p text:style-name="P2"/>
      <text:p text:style-name="P3">ALSO BIG SHOUT-OUTS TO STEVEN BLACK FOR HIS UNIFIED HOSTS FILE.</text:p>
      <text:p text:style-name="P3"/>
      <text:p text:style-name="P3"><text:a xlink:type="simple" xlink:href="https://github.com/StevenBlack/hosts" text:style-name="Internet_20_link" text:visited-style-name="Visited_20_Internet_20_Link">https://github.com/StevenBlack/hosts</text:a></text:p>
      <text:p text:style-name="P3"/>
      <text:p text:style-name="P3"/>
      <text:p text:style-name="P6">OTHER LINKS OF USE:</text:p>
      <text:p text:style-name="P6"><text:soft-page-break/><text:a xlink:type="simple" xlink:href="https://ubuntuforums.org/" text:style-name="Internet_20_link" text:visited-style-name="Visited_20_Internet_20_Link"/></text:p>
      <text:p text:style-name="P6"><text:a xlink:type="simple" xlink:href="https://ubuntuforums.org/" text:style-name="Internet_20_link" text:visited-style-name="Visited_20_Internet_20_Link">https://ubuntuforums.org/</text:a></text:p>
      <text:p text:style-name="P17"><text:a xlink:type="simple" xlink:href="http://forums.bodhilinux.com/" text:style-name="Internet_20_link" text:visited-style-name="Visited_20_Internet_20_Link">http://forums.bodhilinux.com/</text:a></text:p>
      <text:p text:style-name="P17"><text:a xlink:type="simple" xlink:href="https://forums.linuxmint.com/" text:style-name="Internet_20_link" text:visited-style-name="Visited_20_Internet_20_Link">https://forums.linuxmint.com/</text:a></text:p>
      <text:p text:style-name="P17"><text:a xlink:type="simple" xlink:href="https://forum.manjaro.org/" text:style-name="Internet_20_link" text:visited-style-name="Visited_20_Internet_20_Link">https://forum.manjaro.org/</text:a></text:p>
      <text:p text:style-name="P6"><text:a xlink:type="simple" xlink:href="https://wiki.ubuntu.com/" text:style-name="Internet_20_link" text:visited-style-name="Visited_20_Internet_20_Link">https://wiki.ubuntu.com/</text:a></text:p>
      <text:p text:style-name="P6"><text:a xlink:type="simple" xlink:href="http://www.linuxquestions.org/linux/answers" text:style-name="Internet_20_link" text:visited-style-name="Visited_20_Internet_20_Link">http://www.linuxquestions.org/linux/answers</text:a></text:p>
      <text:p text:style-name="P6"><text:a xlink:type="simple" xlink:href="https://sites.google.com/site/easylinuxtipsproject/" text:style-name="Internet_20_link" text:visited-style-name="Visited_20_Internet_20_Link">https://sites.google.com/site/easylinuxtipsproject/</text:a></text:p>
      <text:p text:style-name="P6"><text:a xlink:type="simple" xlink:href="https://wiki.manjaro.org/index.php?title=Main_Page" text:style-name="Internet_20_link" text:visited-style-name="Visited_20_Internet_20_Link">https://wiki.manjaro.org/index.php?title=Main_Page</text:a></text:p>
      <text:p text:style-name="P6"><text:a xlink:type="simple" xlink:href="https://fedoraproject.org/wiki/Fedora_Project_Wiki" text:style-name="Internet_20_link" text:visited-style-name="Visited_20_Internet_20_Link">https://fedoraproject.org/wiki/Fedora_Project_Wiki</text:a></text:p>
      <text:p text:style-name="P6"><text:a xlink:type="simple" xlink:href="https://access.redhat.com/" text:style-name="Internet_20_link" text:visited-style-name="Visited_20_Internet_20_Link">https://access.redhat.com/</text:a></text:p>
      <text:p text:style-name="P6"><text:a xlink:type="simple" xlink:href="http://distrowatch.com/" text:style-name="Internet_20_link" text:visited-style-name="Visited_20_Internet_20_Link">http://distrowatch.com/</text:a></text:p>
      <text:p text:style-name="P6"><text:a xlink:type="simple" xlink:href="https://www.ubuntu.com/usn/" text:style-name="Internet_20_link" text:visited-style-name="Visited_20_Internet_20_Link">https://www.ubuntu.com/usn/</text:a></text:p>
      <text:p text:style-name="P9"><text:a xlink:type="simple" xlink:href="https://freedompenguin.com/" text:style-name="Internet_20_link" text:visited-style-name="Visited_20_Internet_20_Link">https://freedompenguin.com/</text:a></text:p>
      <text:p text:style-name="P5"><text:a xlink:type="simple" xlink:href="https://quidsup.net/" text:style-name="Internet_20_link" text:visited-style-name="Visited_20_Internet_20_Link">https://quidsup.net/</text:a></text:p>
      <text:p text:style-name="P19"><text:a xlink:type="simple" xlink:href="http://www.ravefinity.com/" text:style-name="Internet_20_link" text:visited-style-name="Visited_20_Internet_20_Link">http://www.ravefinity.com/</text:a></text:p>
      <text:p text:style-name="P19"/>
      <text:p text:style-name="P9"/>
      <text:p text:style-name="P6"/>
      <text:p text:style-name="P7">B<text:span text:style-name="T6">ROWSERS I USE</text:span>:</text:p>
      <text:p text:style-name="P7"/>
      <text:p text:style-name="P7"><text:a xlink:type="simple" xlink:href="http://www.palemoon.org/" text:style-name="Internet_20_link" text:visited-style-name="Visited_20_Internet_20_Link">http://www.palemoon.org/</text:a></text:p>
      <text:p text:style-name="P7"/>
      <text:p text:style-name="P6"/>
      <text:p text:style-name="P7"><text:a xlink:type="simple" xlink:href="http://www.opera.com/" text:style-name="Internet_20_link" text:visited-style-name="Visited_20_Internet_20_Link">http://www.opera.com/</text:a> </text:p>
      <text:p text:style-name="P7"/>
      <text:p text:style-name="P7"><text:a xlink:type="simple" xlink:href="http://midori-browser.org/" text:style-name="Internet_20_link" text:visited-style-name="Visited_20_Internet_20_Link"/></text:p>
      <text:p text:style-name="P7"><text:a xlink:type="simple" xlink:href="http://midori-browser.org/" text:style-name="Internet_20_link" text:visited-style-name="Visited_20_Internet_20_Link">http://midori-browser.org/</text:a></text:p>
      <text:p text:style-name="P7"/>
      <text:p text:style-name="P7"/>
      <text:p text:style-name="P13"><text:a xlink:type="simple" xlink:href="https://www.mozilla.org/en-US/firefox/new/" text:style-name="Internet_20_link" text:visited-style-name="Visited_20_Internet_20_Link">https://www.mozilla.org/en-US/firefox/new/</text:a></text:p>
      <text:p text:style-name="P13"/>
      <text:p text:style-name="P13"/>
      <text:p text:style-name="P13"><text:a xlink:type="simple" xlink:href="https://www.chromium.org/getting-involved/download-chromium" text:style-name="Internet_20_link" text:visited-style-name="Visited_20_Internet_20_Link">https://www.chromium.org/getting-involved/download-chromium</text:a></text:p>
      <text:p text:style-name="P13"/>
      <text:p text:style-name="P13"/>
      <text:p text:style-name="P13"><text:a xlink:type="simple" xlink:href="https://vivaldi.com/" text:style-name="Internet_20_link" text:visited-style-name="Visited_20_Internet_20_Link">https://vivaldi.com/</text:a></text:p>
      <text:p text:style-name="P13"/>
      <text:p text:style-name="P18"><text:a xlink:type="simple" xlink:href="http://www.seamonkey-project.org/" text:style-name="Internet_20_link" text:visited-style-name="Visited_20_Internet_20_Link"/></text:p>
      <text:p text:style-name="P18"><text:a xlink:type="simple" xlink:href="http://www.seamonkey-project.org/" text:style-name="Internet_20_link" text:visited-style-name="Visited_20_Internet_20_Link">http://www.seamonkey-project.org/</text:a></text:p>
      <text:p text:style-name="P18"/>
      <text:p text:style-name="P18"/>
      <text:p text:style-name="P20"><text:a xlink:type="simple" xlink:href="https://wiki.gnome.org/Apps/Web" text:style-name="Internet_20_link" text:visited-style-name="Visited_20_Internet_20_Link">https://wiki.gnome.org/Apps/Web</text:a></text:p>
      <text:p text:style-name="P20"/>
      <text:p text:style-name="P13"/>
      <text:p text:style-name="P13"/>
      <text:p text:style-name="P14"><text:soft-page-break/>FOR THOSE WHO WANT TO KNOW: </text:p>
      <text:p text:style-name="P14"/>
      <text:p text:style-name="P14">I USE AN OLD DELL PRECISION 390 MACHINE WITH Intel Core2 CPU 6300 @ 1.86GHz, 4 GIGABYTES OF DDR2 RAM, NVIDIA GRAPHICS CARD QUADRO FX 550 USING THE PROPRIETARY LEGACY DRIVER NVIDIA 304.132 ON AN UBUNTU-BASED BODHI LINUX OS. I’M ON THE 4.4.0-5<text:span text:style-name="T7">7</text:span> KERNEL, EVEN THOUGH I’M STILL ON THE 3.2.1 VERSION OF BODHI/14.04.5 VERSION OF UBUNTU. <text:s/><text:span text:style-name="T4">I’M ON THE FORK OF THE E-17 ENLIGHTENMENT DESKTOP CALLED MOKSHA. </text:span></text:p>
      <text:p text:style-name="P16">IT RUNS ON A STANDARD HDD OF 250 GB IN SIZE. <text:s/>I BELIEVE I MAY SOON HAVE TO SEARCH FOR SOME CHEAP BUT FRESH HARDWARE FOR A BODHI 4.0/UBUNTU 16.04 + SETUP AS MY SYSTEMS JUST DON’T FAIR WELL WITH THE NEWER X11 UPGRADES. THEN AGAIN I COULD ALWAYS GET MANJARO LINUX TO RUN ON THEM.</text:p>
      <text:p text:style-name="P14"/>
      <text:p text:style-name="P15">MY SECONDARY SYSTEM:</text:p>
      <text:p text:style-name="P15"/>
      <text:p text:style-name="P15">I HAVE AN OLD DELL INSPIRON 531 WITH A SINGLE CORE AMD SEMPRON CPU, ONBOARD NVIDIA GRAPHICS USING PROPRIETARY LEGACY DRIVER 304.132</text:p>
      <text:p text:style-name="P15">AND APPROX. THREE GIGABYTES OF DDR2 RAM. <text:s/><text:span text:style-name="T5">IT RUNS THE 3.16 KERNEL ON UBUNTU-BASED OS BODHI LINUX 3.2.1 MOKSHA DESKTOP. </text:span></text:p>
      <text:p text:style-name="P16">IT USES A STANDARD HDD OF 140GB IN SIZE, HOWEVER, I HOPE TO ONE DAY UPGRADE IT TO A 64 TO 80 GB SSD AND 4 GB OF RAM TO MAXIMIZE PERFORMANCE ON A BUDGET.</text:p>
      <text:p text:style-name="P13"/>
      <text:p text:style-name="P23">UPDATE: I RECENTLY CLEAN INSTALLED MANJARO ON TO THEM, IT HELPED ME GET THE SCRIPTS FINISHED. 16.06 UPDATED TO 16.10 RECENTLY, AND IT SEEMS MORE RESPONSIVE THAT THE UBUNTU BASED DISTROS ON MY HARDWARE.</text:p>
      <text:p text:style-name="P12"/>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m0$Build-2</meta:generator>
    <dc:date>2017-01-19T18:59:55.489252197</dc:date>
    <meta:editing-duration>PT49M55S</meta:editing-duration>
    <meta:editing-cycles>20</meta:editing-cycles>
    <dc:creator>James Cheatham</dc:creator>
    <meta:document-statistic meta:table-count="0" meta:image-count="0" meta:object-count="0" meta:page-count="3" meta:paragraph-count="45" meta:word-count="570" meta:character-count="3970" meta:non-whitespace-character-count="3411"/>
  </office:meta>
</office:document-meta>
</file>